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81d41a"/>
    </style:style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8.732cm" fo:min-width="8.482cm"/>
    </style:style>
    <style:style style:name="gr2" style:family="graphic" style:parent-style-name="standard">
      <style:graphic-properties svg:stroke-color="#dddddd" draw:fill-color="#f7d417" draw:textarea-horizontal-align="justify" draw:textarea-vertical-align="middle" draw:auto-grow-height="false" fo:min-height="8.732cm" fo:min-width="8.48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8.64cm" fo:min-width="8.3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00" draw:textarea-horizontal-align="center" draw:textarea-vertical-align="middle" draw:auto-grow-height="false" draw:fit-to-size="false" style:shrink-to-fit="false" fo:min-height="11.933cm" fo:min-width="11.693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7d417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00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048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7cm" svg:height="12.7cm" svg:x="3.794cm" svg:y="6.4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3" draw:text-style-name="P3" draw:layer="layout" svg:width="8.89cm" svg:height="8.89cm" draw:transform="rotate (1.0471975511966) translate (4.302cm 14.541cm)">
            <text:p/>
            <draw:enhanced-geometry svg:viewBox="0 0 21600 21600" draw:type="block-arc" draw:modifiers="-121.662450915057 1742.5289528672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layer="layout" svg:width="8.89cm" svg:height="8.89cm" draw:transform="rotate (-1.0471975511966) translate (12.049cm 6.842cm)">
            <text:p/>
            <draw:enhanced-geometry svg:viewBox="0 0 21600 21600" draw:type="block-arc" draw:modifiers="-121.662450915057 1742.5289528672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layer="layout" svg:width="8.89cm" svg:height="8.89cm" draw:transform="rotate (-3.14159265358979) translate (14.843cm 17.383cm)">
            <text:p/>
            <draw:enhanced-geometry svg:viewBox="0 0 21600 21600" draw:type="block-arc" draw:modifiers="-121.662450915057 1742.5289528672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3" draw:layer="layout" svg:width="1.016cm" svg:height="1.016cm" svg:x="9.89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12.192cm" svg:height="12.192cm" svg:x="3.921cm" svg:y="6.461cm">
          <text:p text:style-name="P4"><text:span text:style-name="T1">NeXL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9T13:42:40.032000000</meta:creation-date>
    <dc:date>2020-02-19T14:02:16.120000000</dc:date>
    <meta:editing-duration>PT8M35S</meta:editing-duration>
    <meta:editing-cycles>1</meta:editing-cycles>
    <meta:document-statistic meta:object-count="8"/>
    <meta:generator>LibreOffice/6.3.3.2$Windows_X86_64 LibreOffice_project/a64200df03143b798afd1ec74a12ab50359878ed</meta:generator>
  </office:meta>
</office:document-meta>
</file>